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F00005057000039876574809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Times New Roman Tučná kurzíva" svg:font-family="'Times New Roman Tučná kurzíva'"/>
    <style:font-face style:name="Times New Roman Tučné" svg:font-family="'Times New Roman Tučné'"/>
    <style:font-face style:name="Times New Roman" svg:font-family="'Times New Roman'" style:font-family-generic="roman"/>
    <style:font-face style:name="Times New Roman1" svg:font-family="'Times New Roman'" style:font-family-generic="swiss"/>
    <style:font-face style:name="Times New Roman Tuèná kurzíva" svg:font-family="'Times New Roman Tuèná kurzíva'" style:font-family-generic="swiss"/>
    <style:font-face style:name="Times New Roman Tuèné" svg:font-family="'Times New Roman Tuèné'" style:font-family-generic="swiss"/>
    <style:font-face style:name="Times New Roman2"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style:style>
    <style:style style:name="P2" style:family="paragraph" style:parent-style-name="Salutation">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3"/>
    <style:style style:name="P5" style:family="paragraph" style:parent-style-name="Standard" style:list-style-name="L3"/>
    <style:style style:name="P6" style:family="paragraph" style:parent-style-name="Text_20_body" style:list-style-name="L4"/>
    <style:style style:name="P7" style:family="paragraph" style:parent-style-name="Text_20_body" style:list-style-name="L4"/>
    <style:style style:name="P8" style:family="paragraph" style:parent-style-name="Text_20_body" style:list-style-name="L4"/>
    <style:style style:name="P9" style:family="paragraph" style:parent-style-name="Text_20_body" style:list-style-name="L4"/>
    <style:style style:name="P10" style:family="paragraph" style:parent-style-name="Text_20_body" style:list-style-name="L4"/>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text-properties fo:color="#ff0000"/>
    </style:style>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unikácia</text:p>
      <text:p text:style-name="Salutation">Samotný systém musí umožňovať komunikáciu dvoch základných pohľadoch:</text:p>
      <text:p text:style-name="Salutation">a.) fakulta – alumnus</text:p>
      <text:p text:style-name="Salutation">b.) alumnus (fakulta) – alumnus</text:p>
      <text:p text:style-name="Salutation"/>
      <text:p text:style-name="P2">a.) fakulta – alumnus</text:p>
      <text:p text:style-name="Salutation">Tento komunikačný kanál je explicitne vytk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p text:style-name="Salutation"/>
      <text:p text:style-name="P1">/* Toto bude rozobrane skor v anketovom systeme</text:p>
      <text:p text:style-name="P1"><text:s/>Tieto údaje, by však fakulta nemala získavať iba pasívne, ale mala by mať možnosť aj aktívne vyvíjať tento druh komunikácie. Túto požiadavku na systém bude riešiť anketový modul, pomocou ktorého bude možné klásť otázky absolventom otázky podľa potreby. V ideálnom prípade by mal systém umožniť vybrať (ponúknuť) cieľovú skupinu, ktorá by reprezentovala štatisticky ekvivalentnú vzorku všetkých absolventov. Na tejto vybranej skupine by boli následne odoslané informácie o prebiehajúcej ankete spolu s linkom (anketový modul ALUMNI) na jej vyplnenie. Jednoznačnou výhodou je relatívne zmenšenie časovej a strojovej náročnosti na zozbieranie údajov od všetkých absolventov v porovnaní s reprezentatívnou vzorkou. Nevýhodou je problém určenie reprezentatívnej vzorky algorytmicky. Je to problém, ktorý je však do budúcnosti určite riešiteľný napr. pomocou sociálnych sietí. Nateraz bude systém poskytovať manuálnu možnosť výberu respondentov a formu ankety. Dostupne formy ankiet budú „s pozvanou účasťou“, to bude vtedy, keď iba pozvaný absolvent bude mať možnosť zúčastniť sa ankety. Druhá forma ankety bude „otvorená“ t. j. zúčastniť sa jej bude môcť akýkoľvek prihlásený absolvent.</text:p>
      <text:p text:style-name="P1">*/</text:p>
      <text:p text:style-name="Salutation"/>
      <text:p text:style-name="P2">b.) alumnus (fakulta) – alumnus</text:p>
      <text:p text:style-name="Salutation">Tento druh komunikácie je už implementovaný a bude plne prebraný z už existujúceho riešenia. Riešenie spočíva vo využití e-mailovej komunikácie. Tento druh komunikácie umožňuje vytvoriť okrem komunikácie typu 1:1 (komunikácia dvoch osôb navzájom) aj komunikáciu 1:N, keď je možné poslať správu viacerým osobám vopred určeným. Osobitným prípadom tohto riešenia sú emailové konferencie, kde je možná komunikácia viacerých osôb v skupine. Náš systém bude teda zakladať na tom to princípe, pričom rozšíri štandardnú komunikáciu o komunikáciu v skupinách. Tieto skupiny budú ako keby predstavovať e-mailové konferencie. V systém 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Standard">Systém taktiež už umožňuje vyhľadávanie medzi používateľmi a existujúcimi</text:p>
      <text:p text:style-name="Standard">skupinami. V prípade konkrétnych používateľov systému je taktiež zabezpečená <text:soft-page-break/>jednoduchá identifikácia používateľa. Toto je riešené formou spojenia</text:p>
      <text:p text:style-name="Standard">identifikátoru užívateľa s jeho menom. Jedným príkladom môže byť napríklad už aj</text:p>
      <text:p text:style-name="Standard">spomínaná e-mailová komunikácia. V tomto príklade sa príjemca skladá z dvoch častí "Janko Mrkvička &lt; jmrkvicka@posta.com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nastavenú poštovú schránku.</text:p>
      <text:p text:style-name="Standard"/>
      <text:p text:style-name="Standard">Hráči komunikácie</text:p>
      <text:list text:style-name="L3">
        <text:list-item>
          <text:p text:style-name="P4">Alumnus: prihlásený používateľ, ktorý si môže prezerať vlastnú poštu, zasielať novú poštu vybraným ľudom, hľadať ľudí v systéme a vytvárať vlastné diskusné skupiny,do ktorých môže pozývať iných ľudí. </text:p>
        </text:list-item>
        <text:list-item>
          <text:p text:style-name="P4">Fakulta: vytvára, edituje a ruší systémové skupiny, do ktorých pridáva vybraných používateľov.</text:p>
        </text:list-item>
      </text:list>
      <text:p text:style-name="Standard"/>
      <text:p text:style-name="Standard"/>
      <text:p text:style-name="Standard">Prípady použitia:</text:p>
      <text:list text:style-name="L4">
        <text:list-header>
          <text:p text:style-name="P22">/* Otazka ci sa popisuju vsetky USE CASEY alebo iba tie ktore su extended? <text:s/>*/</text:p>
        </text:list-header>
        <text:list-item>
          <text:p text:style-name="P6">Pozvanie do skupiny: Alumnus odošle pozvánku na vstup ďalšiemu používateľovi do ním vytvorenej skupiny</text:p>
        </text:list-item>
        <text:list-item>
          <text:p text:style-name="P6">Prijmi pozvanie: Alumnus prijme pozvánku na vstup do skupiny od iného používateľa</text:p>
        </text:list-item>
        <text:list-item>
          <text:p text:style-name="P6">Odmietni pozvanie: Alumnus odmietne pozvánku na vstup do skupiny od iného používateľa</text:p>
        </text:list-item>
        <text:list-item>
          <text:p text:style-name="P6">Prezeraj správu: Alumnus si prezrie správu, ktorá je určená pre jeho osobu</text:p>
        </text:list-item>
        <text:list-item>
          <text:p text:style-name="P6">Hľadaj v správach: Alumnus si vyhľadá podľa svojich kritérií správu vo svojich došlých správach</text:p>
        </text:list-item>
        <text:list-item>
          <text:p text:style-name="P6">Filtruj správy: Alumnus si vyfiltruje iba správy, ktoré spĺňajú iba ním definované fitlrovacie kritériá</text:p>
        </text:list-item>
        <text:list-item>
          <text:p text:style-name="P6">Napíš správu: Alumnus vyplní názov a telo správy, následne vyberie adresáta správy a správu odošle. Systém ho informuje o úspešnosti odoslania správy.</text:p>
        </text:list-item>
        <text:list-item>
          <text:p text:style-name="P6">Hľadaj používateľov: Alumnus si pri vypĺňaní adresáta správy, pri písaní môže alternatívne nájsť adresáta v zozname používateľov systému</text:p>
        </text:list-item>
        <text:list-item>
          <text:p text:style-name="P6">Spravuj skupiny: Alumnus spravuje skupiny používateľov, ktoré si nadefinoval</text:p>
        </text:list-item>
        <text:list-item>
          <text:p text:style-name="P6">Odhlás sa: Alumnus má možnosť zrušiť členstvo v používateľsky definovaných skupinách, do ktorých patrí</text:p>
        </text:list-item>
        <text:list-item>
          <text:p text:style-name="P6">Svoje skupiny: Alumnus spravuje svoje skupiny používateľov, ktoré si nadefinoval</text:p>
        </text:list-item>
        <text:list-item>
          <text:p text:style-name="P6">Spravuj systémové skupiny: Fakulta si spravuje skupiny používateľov, ktoré sú označené ako systémové</text:p>
        </text:list-item>
        <text:list-item>
          <text:p text:style-name="P6">Vytvor skupinu: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v. Fakulta vytvára systémové skupiny, do ktorých sú ľudia pridaný automaticky, bez akceptácie pozvánky</text:p>
        </text:list-item>
        <text:list-item>
          <text:p text:style-name="P6"><text:soft-page-break/>Zruš skupinu: Alumnus (fakulta) určí skupinu, ktorá bude zo systému odstránená</text:p>
        </text:list-item>
        <text:list-item>
          <text:p text:style-name="P6">Odstráň používateľa: Alumnus (fakulta) určí používateľa, ktorý bude z danej skupiny odstránený</text:p>
        </text:list-item>
        <text:list-item>
          <text:p text:style-name="P6">Pozvi používateľa: <text:s/>Alumnus (fakulta) určí používateľa, ktorý bude pozvaný do danej skupiny – dostane pozvánku.</text:p>
        </text:list-item>
        <text:list-item>
          <text:p text:style-name="P6">Pridaj používateľa: Fakulta pridá používateľa do systémovej skupiny a tento používateľ týmto krokom získa členstvo v tejto skupine bez akejkoľvek pozvánky</text:p>
        </text:list-item>
      </text:list>
      <text:p text:style-name="Standard"/>
      <text:p text:style-name="Standard"/>
      <text:p text:style-name="Standard"><draw:frame draw:style-name="fr1" draw:name="obrázky1" text:anchor-type="paragraph" svg:width="16.999cm" svg:height="12.171cm" draw:z-index="0"><draw:image xlink:href="Pictures/2000021F00005057000039876574809B.svm"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Times New Roman Tučná kurzíva" svg:font-family="'Times New Roman Tučná kurzíva'"/>
    <style:font-face style:name="Times New Roman Tučné" svg:font-family="'Times New Roman Tučné'"/>
    <style:font-face style:name="Times New Roman" svg:font-family="'Times New Roman'" style:font-family-generic="roman"/>
    <style:font-face style:name="Times New Roman1" svg:font-family="'Times New Roman'" style:font-family-generic="swiss"/>
    <style:font-face style:name="Times New Roman Tuèná kurzíva" svg:font-family="'Times New Roman Tuèná kurzíva'" style:font-family-generic="swiss"/>
    <style:font-face style:name="Times New Roman Tuèné" svg:font-family="'Times New Roman Tuèné'" style:font-family-generic="swiss"/>
    <style:font-face style:name="Times New Roman2"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style:font-name="Times New Roman2"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3" meta:paragraph-count="38" meta:word-count="932" meta:character-count="6689"/>
  </office:meta>
</office:document-meta>
</file>